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fo:font-size="32pt" style:font-size-asian="32pt" style:font-size-complex="3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text-align="center" style:justify-single-word="false"/>
      <style:text-properties fo:font-size="32pt" style:font-size-asian="32pt" style:font-size-complex="32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DJBDD</text:p>
      <text:table-of-content text:style-name="Sect1" text:protected="true" text:name="Índice de contenid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Contents</text:p>
          </text:index-title>
          <text:p text:style-name="P7"><text:a xlink:type="simple" xlink:href="#__RefHeading__220_1232685182" text:style-name="Index_20_Link" text:visited-style-name="Index_20_Link">Introduction<text:tab/>2</text:a></text:p>
          <text:p text:style-name="P7"><text:a xlink:type="simple" xlink:href="#__RefHeading__222_1232685182" text:style-name="Index_20_Link" text:visited-style-name="Index_20_Link">Highlights<text:tab/>3</text:a></text:p>
          <text:p text:style-name="P7"><text:a xlink:type="simple" xlink:href="#__RefHeading__224_1232685182" text:style-name="Index_20_Link" text:visited-style-name="Index_20_Link">Data structures<text:tab/>4</text:a></text:p>
          <text:p text:style-name="P8"><text:a xlink:type="simple" xlink:href="#__RefHeading__226_1232685182" text:style-name="Index_20_Link" text:visited-style-name="Index_20_Link">Vertex<text:tab/>4</text:a></text:p>
          <text:p text:style-name="P8"><text:a xlink:type="simple" xlink:href="#__RefHeading__228_1232685182" text:style-name="Index_20_Link" text:visited-style-name="Index_20_Link">BDD Tree<text:tab/>4</text:a></text:p>
          <text:p text:style-name="P8"><text:a xlink:type="simple" xlink:href="#__RefHeading__230_1232685182" text:style-name="Index_20_Link" text:visited-style-name="Index_20_Link">Table T<text:tab/>4</text:a></text:p>
          <text:p text:style-name="P8"><text:a xlink:type="simple" xlink:href="#__RefHeading__232_1232685182" text:style-name="Index_20_Link" text:visited-style-name="Index_20_Link">Table U<text:tab/>4</text:a></text:p>
          <text:p text:style-name="P8"><text:a xlink:type="simple" xlink:href="#__RefHeading__234_1232685182" text:style-name="Index_20_Link" text:visited-style-name="Index_20_Link">Table V<text:tab/>4</text:a></text:p>
          <text:p text:style-name="P7"><text:a xlink:type="simple" xlink:href="#__RefHeading__236_1232685182" text:style-name="Index_20_Link" text:visited-style-name="Index_20_Link">Operations<text:tab/>5</text:a></text:p>
          <text:p text:style-name="P8"><text:a xlink:type="simple" xlink:href="#__RefHeading__238_1232685182" text:style-name="Index_20_Link" text:visited-style-name="Index_20_Link">Construction<text:tab/>5</text:a></text:p>
          <text:p text:style-name="P8"><text:a xlink:type="simple" xlink:href="#__RefHeading__240_1232685182" text:style-name="Index_20_Link" text:visited-style-name="Index_20_Link">Apply<text:tab/>5</text:a></text:p>
          <text:p text:style-name="P8"><text:a xlink:type="simple" xlink:href="#__RefHeading__411_1232685182" text:style-name="Index_20_Link" text:visited-style-name="Index_20_Link">Restrict<text:tab/>7</text:a></text:p>
          <text:p text:style-name="P7"><text:a xlink:type="simple" xlink:href="#__RefHeading__242_1232685182" text:style-name="Index_20_Link" text:visited-style-name="Index_20_Link">Garbage collection<text:tab/>9</text:a></text:p>
          <text:p text:style-name="P7"><text:a xlink:type="simple" xlink:href="#__RefHeading__244_1232685182" text:style-name="Index_20_Link" text:visited-style-name="Index_20_Link">Open tasks<text:tab/>10</text:a></text:p>
          <text:p text:style-name="P8"><text:a xlink:type="simple" xlink:href="#__RefHeading__246_1232685182" text:style-name="Index_20_Link" text:visited-style-name="Index_20_Link">Dynamic variable ordering<text:tab/>10</text:a></text:p>
          <text:p text:style-name="P8"><text:a xlink:type="simple" xlink:href="#__RefHeading__248_1232685182" text:style-name="Index_20_Link" text:visited-style-name="Index_20_Link">Parallel algorithm<text:tab/>10</text:a></text:p>
          <text:p text:style-name="P7"><text:a xlink:type="simple" xlink:href="#__RefHeading__250_1232685182" text:style-name="Index_20_Link" text:visited-style-name="Index_20_Link">Bibliography<text:tab/>11</text:a></text:p>
        </text:index-body>
      </text:table-of-content>
      <text:p text:style-name="P6"/>
      <text:h text:style-name="Heading_20_1" text:outline-level="1"><text:bookmark-start text:name="__RefHeading__220_1232685182"/>Introduction<text:bookmark-end text:name="__RefHeading__220_1232685182"/></text:h>
      <text:p text:style-name="Text_20_body">This document explains the Binary Decision Diagram library developed in Java 7.</text:p>
      <text:p text:style-name="Text_20_body">Me, Diego J. Romero is the author of this BDD package.</text:p>
      <text:p text:style-name="Text_20_body">This document is not the final version of the development manual. It serves me as a TODO list, journal and diary.</text:p>
      <text:p text:style-name="Text_20_body">Please spare any errors until the final version.</text:p>
      <text:h text:style-name="Heading_20_1" text:outline-level="1"><text:bookmark-start text:name="__RefHeading__222_1232685182"/>Highlights<text:bookmark-end text:name="__RefHeading__222_1232685182"/></text:h>
      <text:p text:style-name="Text_20_body">We don't use the reduce operation. Our BDD is reduced when constructed. So we enforce the properties of uniqueness and non-<text:bookmark-start text:name="__DdeLink__112_1232685182"/>redundantness<text:bookmark-end text:name="__DdeLink__112_1232685182"/> of the vertices when constructing the BDD.</text:p>
      <text:h text:style-name="Heading_20_1" text:outline-level="1"><text:bookmark-start text:name="__RefHeading__224_1232685182"/><text:bookmark-start text:name="__DdeLink__6_282762395"/>Data structures<text:bookmark-end text:name="__RefHeading__224_1232685182"/><text:bookmark-end text:name="__DdeLink__6_282762395"/></text:h>
      <text:h text:style-name="Heading_20_2" text:outline-level="2"><text:bookmark-start text:name="__RefHeading__226_1232685182"/>Vertex<text:bookmark-end text:name="__RefHeading__226_1232685182"/></text:h>
      <text:p text:style-name="Text_20_body">The vertex is composed of the following attributes:</text:p>
      <text:list xml:id="list15657935911" text:style-name="L1">
        <text:list-item>
          <text:p text:style-name="P3"><text:span text:style-name="Source_20_Text"><text:span text:style-name="T1">index</text:span></text:span>: an unique index for this vertex. The way we get the indices, they are not repeated anytime.</text:p>
        </text:list-item>
      </text:list>
      <text:list xml:id="list1954035565" text:style-name="L2">
        <text:list-item>
          <text:p text:style-name="P4"><text:span text:style-name="Source_20_Text"><text:span text:style-name="T1">variable</text:span></text:span>: an index to the variable that contains this vertex.</text:p>
        </text:list-item>
        <text:list-item>
          <text:p text:style-name="P4"><text:span text:style-name="Source_20_Text"><text:span text:style-name="T1">low</text:span></text:span>: a reference to the low vertex.</text:p>
        </text:list-item>
        <text:list-item>
          <text:p text:style-name="P4"><text:span text:style-name="Source_20_Text"><text:span text:style-name="T1">high</text:span></text:span>: a reference to the high vertex.</text:p>
        </text:list-item>
      </text:list>
      <text:h text:style-name="Heading_20_2" text:outline-level="2"><text:bookmark-start text:name="__RefHeading__228_1232685182"/>BDD Tree<text:bookmark-end text:name="__RefHeading__228_1232685182"/></text:h>
      <text:p text:style-name="Text_20_body">The basic structure we use is a vertex tree with some enhancements. </text:p>
      <text:p text:style-name="Text_20_body">This tree contains three hash tables that do not reference any vertex. That is we use a new feature of Java 7 called weak references. This way we do not have to make some explicit garbage collection, we can rest assure the Java garbage collection will do its work, and we only should we be wary of the size of the tables, compacting them to erase the empty values.</text:p>
      <text:h text:style-name="Heading_20_2" text:outline-level="2"><text:bookmark-start text:name="__RefHeading__230_1232685182"/>Table T<text:bookmark-end text:name="__RefHeading__230_1232685182"/></text:h>
      <text:p text:style-name="Text_20_body">The first hash table contains a hash whose keys are the indices of each vertex and its values, references to its vertices.</text:p>
      <text:p text:style-name="Text_20_body">It is used to keep count of the vertices and as vertex cache, easing the transversal of the tree.</text:p>
      <text:h text:style-name="Heading_20_2" text:outline-level="2"><text:bookmark-start text:name="__RefHeading__232_1232685182"/>Table U<text:bookmark-end text:name="__RefHeading__232_1232685182"/></text:h>
      <text:p text:style-name="Text_20_body">The uniqueness table. This hash has as key a concatenation of the attributes that makes unique one vertex, that is:</text:p>
      <text:list xml:id="list316995260" text:style-name="L3">
        <text:list-item>
          <text:p text:style-name="P5"><text:span text:style-name="Source_20_Text">variable</text:span>: variable index of the vertex.</text:p>
        </text:list-item>
        <text:list-item>
          <text:p text:style-name="P5"><text:span text:style-name="Source_20_Text">lowid</text:span>: id of the low descendant. If our vertex is a leaf, thus making the high descendant a null, we replace it with a constant.</text:p>
        </text:list-item>
        <text:list-item>
          <text:p text:style-name="P5"><text:span text:style-name="Source_20_Text">highid</text:span>: id of the high descendant. If our vertex is a leaf, thus making the high descendant a null, we replace it with a constant.</text:p>
        </text:list-item>
      </text:list>
      <text:p text:style-name="Text_20_body">This table is used to enforce the uniqueness of each vertex when adding new vertices in the construction of the BDD or when using the apply operation.</text:p>
      <text:h text:style-name="Heading_20_2" text:outline-level="2"><text:bookmark-start text:name="__RefHeading__234_1232685182"/>Table V<text:bookmark-end text:name="__RefHeading__234_1232685182"/></text:h>
      <text:p text:style-name="Text_20_body">Contains the vertices in groups by variables. That is, the key is the index variable and the value is a set of vertices. </text:p>
      <text:p text:style-name="Text_20_body">At this moment this structure is not used for anything. We have some plans to use it in a heuristic variable ordering algorithm.</text:p>
      <text:h text:style-name="Heading_20_1" text:outline-level="1"><text:bookmark-start text:name="__RefHeading__236_1232685182"/>Operations<text:bookmark-end text:name="__RefHeading__236_1232685182"/></text:h>
      <text:h text:style-name="Heading_20_2" text:outline-level="2"><text:bookmark-start text:name="__RefHeading__238_1232685182"/>Construction<text:bookmark-end text:name="__RefHeading__238_1232685182"/></text:h>
      <text:p text:style-name="Text_20_body">The construction uses the apply operation and a grammar parser<text:note text:id="ftn0" text:note-class="footnote"><text:note-citation>1</text:note-citation><text:note-body><text:p text:style-name="Footnote">This parser uses Antlr3 (<text:a xlink:type="simple" xlink:href="http://www.antlr.org/wiki/display/ANTLR3/ANTLR+3+Wiki+Home">http://www.antlr.org/wiki/display/ANTLR3/ANTLR+3+Wiki+Home</text:a>)</text:p></text:note-body></text:note> which is faster than the recursive process. This algorithm constructs the BDD making use of the apply operation between the internal formulas and variables of the formula. The basic BDDs that contains one variable (or a complemented variable) will be constructed with a private static factory with the name of <text:span text:style-name="Source_20_Text">BDD.factoryFromVarible</text:span>.</text:p>
      <text:p text:style-name="Text_20_body">If you want to change that, set <text:span text:style-name="Source_20_Text">BDD.USE_APPLY_IN_CREATION</text:span> to <text:span text:style-name="Source_20_Text">false</text:span>.</text:p>
      <text:h text:style-name="Heading_20_2" text:outline-level="2"><text:bookmark-start text:name="__DdeLink__364_1232685182"/><text:bookmark-start text:name="__RefHeading__240_1232685182"/>Apply<text:bookmark-end text:name="__DdeLink__364_1232685182"/><text:bookmark-end text:name="__RefHeading__240_1232685182"/></text:h>
      <text:p text:style-name="Text_20_body">The apply algorithm is based on the implementation given by [WHO?]</text:p>
      <text:p text:style-name="Text_20_body"><text:span text:style-name="Source_20_Text"><text:span text:style-name="T2"/></text:span></text:p>
      <text:p text:style-name="Text_20_body"><text:span text:style-name="Source_20_Text"># Constructs a new unique key to one vertex</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text:span><text:span text:style-name="Source_20_Text">var_index</text:span><text:span text:style-name="Source_20_Text">+"-"+"NULL"+"-"+"NULL";</text:span></text:p>
      <text:p text:style-name="Text_20_body"><text:span text:style-name="Source_20_Text"><text:s text:c="8"/>return </text:span><text:span text:style-name="Source_20_Text">var_index</text:span><text:span text:style-name="Source_20_Text">+"-"+low.index+"-"+high.index</text:span></text:p>
      <text:p text:style-name="Text_20_body"><text:span text:style-name="Source_20_Text"/></text:p>
      <text:p text:style-name="Text_20_body"><text:span text:style-name="Source_20_Text"># Adds a unique vertex to the hash tables</text:span></text:p>
      <text:p text:style-name="Text_20_body"><text:span text:style-name="Source_20_Text">addNewVertex(</text:span><text:span text:style-name="Source_20_Text">var_index</text:span><text:span text:style-name="Source_20_Text">, low, high):</text:span></text:p>
      <text:p text:style-name="Text_20_body"><text:span text:style-name="Source_20_Text"><text:s text:c="8"/># Gets the next key, increments a global counter and gets its value</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text:span><text:span text:style-name="Source_20_Text">var_index</text:span><text:span text:style-name="Source_20_Text">, low, high)] = v</text:span></text:p>
      <text:p text:style-name="Text_20_body"><text:span text:style-name="Source_20_Text"><text:s text:c="8"/>V[</text:span><text:span text:style-name="Source_20_Text">var_index</text:span><text:span text:style-name="Source_20_Text">].add(v)</text:span></text:p>
      <text:p text:style-name="Text_20_body"><text:span text:style-name="Source_20_Text"><text:s text:c="8"/>return v</text:span></text:p>
      <text:p text:style-name="Text_20_body"><text:span text:style-name="Source_20_Text"/></text:p>
      <text:p text:style-name="Text_20_body"><text:span text:style-name="Source_20_Text"># Adds a non-redundant vertex to the hash tables</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ply algorithm to two vertices</text:span></text:p>
      <text:p text:style-name="Text_20_body"><text:span text:style-name="Source_20_Text">applyVertices(Vertex v1, Vertex v2):</text:span></text:p>
      <text:p text:style-name="Text_20_body"><text:soft-page-break/><text:span text:style-name="Source_20_Text"><text:s text:c="8"/># Hash key of the computation of the subtree of these two ve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is the boolean operation between two leaf vertices</text:span></text:p>
      <text:p text:style-name="Text_20_body"><text:span text:style-name="Source_20_Text"><text:s text:c="16"/># that is true and false</text:span></text:p>
      <text:p text:style-name="Text_20_body"><text:span text:style-name="Source_20_Text"><text:s text:c="12"/>if(op(v1,v2)):</text:span></text:p>
      <text:p text:style-name="Text_20_body"><text:span text:style-name="Source_20_Text"><text:s text:c="16"/>return True # Constant leaf vertex true</text:span></text:p>
      <text:p text:style-name="Text_20_body"><text:span text:style-name="Source_20_Text"><text:s text:c="12"/>return False <text:s/># Constant leaf vertex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ct the non-redundant property:</text:span></text:p>
      <text:p text:style-name="Text_20_body"><text:span text:style-name="Source_20_Text"><text:s text:c="8"/>// "No vertex shall be one whose low and high indices are the sam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ct the uniqueness property:</text:span></text:p>
      <text:p text:style-name="Text_20_body"><text:span text:style-name="Source_20_Text"><text:s text:c="8"/>// "No vertex shall be one that contains same variable,</text:span></text:p>
      <text:p text:style-name="Text_20_body"><text:span text:style-name="Source_20_Text"><text:s text:c="8"/>// low, high indices as other."</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text:soft-page-break/><text:span text:style-name="Source_20_Text"/></text:p>
      <text:p text:style-name="Text_20_body"/>
      <text:p text:style-name="Text_20_body"><text:span text:style-name="Source_20_Text"># Main call to apply algorithm</text:span></text:p>
      <text:p text:style-name="Text_20_body"><text:span text:style-name="Source_20_Text">apply(operation, bdd1, bdd2):</text:span></text:p>
      <text:p text:style-name="Text_20_body"><text:span text:style-name="Source_20_Text"><text:tab/># Operation is global</text:span></text:p>
      <text:p text:style-name="Text_20_body"><text:span text:style-name="Source_20_Text"><text:tab/># Cache to avoid repeated computation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Fill this.T with vertices of bdd1 and bdd2</text:span></text:p>
      <text:p text:style-name="Text_20_body"><text:span text:style-name="Source_20_Text"><text:s text:c="6"/>root = appyVertex(bdd1.root, bdd2.root)</text:span></text:p>
      <text:p text:style-name="Text_20_body"><text:span text:style-name="Source_20_Text"><text:s text:c="6"/># Construction of new BDD</text:span></text:p>
      <text:p text:style-name="Text_20_body"><text:span text:style-name="Source_20_Text"><text:s text:c="6"/>bdd = new BDD(function, root)</text:span></text:p>
      <text:p text:style-name="Text_20_body"><text:span text:style-name="Source_20_Text"><text:s text:c="6"/>return bdd</text:span></text:p>
      <text:h text:style-name="Heading_20_2" text:outline-level="2"><text:bookmark-start text:name="__RefHeading__411_1232685182"/>Restrict<text:bookmark-end text:name="__RefHeading__411_1232685182"/></text:h>
      <text:p text:style-name="Text_20_body">Restrict operation assigns boolean values to some variables, thus restricting the path from the tree and obtaining a new one.</text:p>
      <text:p text:style-name="Text_20_body"><text:span text:style-name="Source_20_Text"># Get a new root vertex of a BDD based on this BDD</text:span></text:p>
      <text:p text:style-name="Text_20_body"><text:span text:style-name="Source_20_Text"># with a boolean assignement on some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here is only one true (index 1) and one false vertex (index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Get a new BDD based on this BDD with a boolean assignement on some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oft-page-break/><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p text:style-name="Text_20_body"/>
      <text:h text:style-name="Heading_20_1" text:outline-level="1"><text:bookmark-start text:name="__RefHeading__242_1232685182"/>Garbage collection<text:bookmark-end text:name="__RefHeading__242_1232685182"/></text:h>
      <text:p text:style-name="Text_20_body">The garbage collection can be called using <text:span text:style-name="Source_20_Text">BDD.gc</text:span>. Note that this garbage collection compacts table T, erasing the pairs <text:span text:style-name="Source_20_Text">&lt;index,WeakReference&lt;Vertex&gt;&gt;</text:span> where the vertex has been erased.</text:p>
      <text:h text:style-name="Heading_20_1" text:outline-level="1"><text:bookmark-start text:name="__RefHeading__244_1232685182"/>Open tasks<text:bookmark-end text:name="__RefHeading__244_1232685182"/></text:h>
      <text:p text:style-name="Text_20_body">There are some tasks that have not been finished.</text:p>
      <text:h text:style-name="Heading_20_2" text:outline-level="2"><text:bookmark-start text:name="__RefHeading__246_1232685182"/>Dynamic variable ordering<text:bookmark-end text:name="__RefHeading__246_1232685182"/></text:h>
      <text:p text:style-name="Text_20_body">First, we have to implement some kind of dynamic variable reduction algorithm. Currently, our implementation does not work and your advised to not use it.</text:p>
      <text:p text:style-name="Text_20_body">We are on the way to implement the Sifting Algorithm explained by Ruddel in [Rud93].</text:p>
      <text:h text:style-name="Heading_20_2" text:outline-level="2"><text:bookmark-start text:name="__RefHeading__248_1232685182"/>Parallel algorithm<text:bookmark-end text:name="__RefHeading__248_1232685182"/></text:h>
      <text:p text:style-name="Text_20_body">One of my aims is making this implementation run on shared memory environments.</text:p>
      <text:h text:style-name="Heading_20_1" text:outline-level="1"><text:bookmark-start text:name="__RefHeading__250_1232685182"/>Bibliography<text:bookmark-end text:name="__RefHeading__250_1232685182"/></text:h>
      <text:p text:style-name="Standard">[1] Symbolic Boolean Manipulation with Ordered Binary Decision Diagrams, Randal E. Bryant. Carnegie Mellon University.</text:p>
      <text:p text:style-name="Standard"/>
      <text:p text:style-name="Standard">[2] Binary Decision Diagrams. Fabio SOMENZI. Department of Electrical and Computer Engineering. University of Colorado at Boulder.</text:p>
      <text:p text:style-name="Standard"/>
      <text:p text:style-name="Standard">[3] Efficient implementation of a BDD package, Karl S. Brace, Richard L. Rudell, Randal E. Bryant. </text:p>
      <text:p text:style-name="Standard"/>
      <text:p text:style-name="Standard">[4] Implementation of an Efficient Parallel BDD Package. Tony Stornetta, Forrest Brewer.</text:p>
      <text:p text:style-name="Standard"/>
      <text:p text:style-name="Text_20_body">[Rud93] <text:span text:style-name="Emphasis">Dynamic variable </text:span>ordering for ordered binary decision diagrams. Richard L. Rudell 199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08-27T18:11:57</meta:creation-date>
    <dc:date>2013-08-28T18:32:19</dc:date>
    <dc:creator>diegoj </dc:creator>
    <meta:editing-duration>PT1H44M47S</meta:editing-duration>
    <meta:editing-cycles>64</meta:editing-cycles>
    <meta:generator>LibreOffice/3.5$Linux_X86_64 LibreOffice_project/350m1$Build-2</meta:generator>
    <meta:document-statistic meta:table-count="0" meta:image-count="0" meta:object-count="0" meta:page-count="11" meta:paragraph-count="172" meta:word-count="1204" meta:character-count="8367" meta:non-whitespace-character-count="6535"/>
  </office:meta>
</office:document-meta>
</file>